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style:font-name="Arial" style:font-size-asian="14pt" style:font-size-complex="14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end" style:justify-single-word="false"/>
      <style:text-properties fo:font-size="11pt" officeooo:paragraph-rsid="00292575" officeooo:rsid="001dc90b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3925b6" style:text-line-through-style="none" style:text-line-through-type="none"/>
    </style:style>
    <style:style style:family="text" style:name="T7">
      <style:text-properties officeooo:rsid="001b2579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fo:font-weight="normal" style:font-weight-asian="normal" style:font-weight-complex="normal"/>
    </style:style>
    <style:style style:family="text" style:name="T12">
      <style:text-properties officeooo:rsid="0039f976"/>
    </style:style>
    <style:style style:family="text" style:name="T13">
      <style:text-properties officeooo:rsid="003a6f2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style:font-name="Arial" style:font-size-asian="14pt" style:font-size-complex="14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end" style:justify-single-word="false"/>
      <style:text-properties fo:font-size="11pt" officeooo:paragraph-rsid="00292575" officeooo:rsid="001dc90b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3925b6" style:text-line-through-style="none" style:text-line-through-type="none"/>
    </style:style>
    <style:style style:family="text" style:name="T7">
      <style:text-properties officeooo:rsid="001b2579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fo:font-weight="normal" style:font-weight-asian="normal" style:font-weight-complex="normal"/>
    </style:style>
    <style:style style:family="text" style:name="T12">
      <style:text-properties officeooo:rsid="0039f976"/>
    </style:style>
    <style:style style:family="text" style:name="T13">
      <style:text-properties officeooo:rsid="003a6f2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style:font-name="Arial" style:font-size-asian="14pt" style:font-size-complex="14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end" style:justify-single-word="false"/>
      <style:text-properties fo:font-size="11pt" officeooo:paragraph-rsid="00292575" officeooo:rsid="001dc90b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3925b6" style:text-line-through-style="none" style:text-line-through-type="none"/>
    </style:style>
    <style:style style:family="text" style:name="T7">
      <style:text-properties officeooo:rsid="001b2579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fo:font-weight="normal" style:font-weight-asian="normal" style:font-weight-complex="normal"/>
    </style:style>
    <style:style style:family="text" style:name="T12">
      <style:text-properties officeooo:rsid="0039f976"/>
    </style:style>
    <style:style style:family="text" style:name="T13">
      <style:text-properties officeooo:rsid="003a6f2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style:font-name="Arial" style:font-size-asian="14pt" style:font-size-complex="14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end" style:justify-single-word="false"/>
      <style:text-properties fo:font-size="11pt" officeooo:paragraph-rsid="00292575" officeooo:rsid="001dc90b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3925b6" style:text-line-through-style="none" style:text-line-through-type="none"/>
    </style:style>
    <style:style style:family="text" style:name="T7">
      <style:text-properties officeooo:rsid="001b2579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fo:font-weight="normal" style:font-weight-asian="normal" style:font-weight-complex="normal"/>
    </style:style>
    <style:style style:family="text" style:name="T12">
      <style:text-properties officeooo:rsid="0039f976"/>
    </style:style>
    <style:style style:family="text" style:name="T13">
      <style:text-properties officeooo:rsid="003a6f2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2:58.632356208</dc:date>
    <dc:language>fr-FR</dc:language>
    <meta:editing-cycles>125</meta:editing-cycles>
    <meta:editing-duration>PT12H30M31S</meta:editing-duration>
    <meta:document-statistic meta:table-count="0" meta:image-count="0" meta:object-count="0" meta:page-count="1" meta:paragraph-count="10" meta:word-count="164" meta:character-count="1194" meta:non-whitespace-character-count="1068"/>
    <meta:user-defined meta:name="Info 1"/>
    <meta:user-defined meta:name="Info 2"/>
    <meta:user-defined meta:name="Info 3"/>
    <meta:user-defined meta:name="Info 4"/>
  </office:meta>
</office:document-meta>
</file>